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0100000302B4CE6946DFC60C1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2" style:family="graphic" style:parent-style-name="standard">
      <style:graphic-properties svg:stroke-color="#ffffff" draw:fill="gradient" draw:fill-gradient-name="Tango_20_Yellow" draw:opacity="50%" draw:textarea-horizontal-align="justify" draw:textarea-vertical-align="middle" draw:auto-grow-height="false" fo:min-height="20.75cm" fo:min-width="29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Tango_20_Yellow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668cm" svg:height="29.713cm" svg:x="0.032cm" svg:y="-2.81cm">
          <draw:image xlink:href="Pictures/100002010000030100000302B4CE6946DFC60C19.png" xlink:type="simple" xlink:show="embed" xlink:actuate="onLoad">
            <text:p/>
          </draw:image>
        </draw:frame>
        <draw:custom-shape draw:style-name="gr2" draw:text-style-name="P2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geonderzoekers </meta:initial-creator>
    <meta:creation-date>2016-02-12T18:36:39.972901815</meta:creation-date>
    <meta:generator>LibreOffice/5.1.0.3$Linux_X86_64 LibreOffice_project/10m0$Build-3</meta:generator>
    <meta:editing-cycles>7</meta:editing-cycles>
    <meta:editing-duration>PT36M11S</meta:editing-duration>
    <dc:date>2016-02-26T10:57:26.603229477</dc:date>
    <dc:creator>P230198 </dc:creator>
    <meta:printed-by>P230198 </meta:printed-by>
    <meta:print-date>2016-02-26T10:57:32.277649164</meta:print-date>
    <meta:document-statistic meta:object-count="2"/>
  </office:meta>
</office:document-meta>
</file>